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8.251cm" fo:margin-top="0.3cm" fo:margin-bottom="0cm" table:align="margins"/>
    </style:style>
    <style:style style:name="Таблица1.A" style:family="table-column">
      <style:table-column-properties style:column-width="3.136cm" style:rel-column-width="11263*"/>
    </style:style>
    <style:style style:name="Таблица1.B" style:family="table-column">
      <style:table-column-properties style:column-width="3.863cm" style:rel-column-width="13871*"/>
    </style:style>
    <style:style style:name="Таблица1.C" style:family="table-column">
      <style:table-column-properties style:column-width="3.032cm" style:rel-column-width="10885*"/>
    </style:style>
    <style:style style:name="Таблица1.D" style:family="table-column">
      <style:table-column-properties style:column-width="2.736cm" style:rel-column-width="9825*"/>
    </style:style>
    <style:style style:name="Таблица1.E" style:family="table-column">
      <style:table-column-properties style:column-width="2.741cm" style:rel-column-width="9845*"/>
    </style:style>
    <style:style style:name="Таблица1.F" style:family="table-column">
      <style:table-column-properties style:column-width="2.743cm" style:rel-column-width="9846*"/>
    </style:style>
    <style:style style:name="Таблица1.A1" style:family="table-cell">
      <style:table-cell-properties fo:padding="0cm" fo:border="none" style:writing-mode="page"/>
    </style:style>
    <style:style style:name="Таблица2" style:family="table">
      <style:table-properties style:width="18.251cm" fo:margin-top="0.499cm" fo:margin-bottom="0cm" table:align="margins" fo:background-color="transparent" style:may-break-between-rows="true" table:border-model="collapsing">
        <style:background-image/>
      </style:table-properties>
    </style:style>
    <style:style style:name="Таблица2.A" style:family="table-column">
      <style:table-column-properties style:column-width="0.758cm" style:rel-column-width="2723*"/>
    </style:style>
    <style:style style:name="Таблица2.B" style:family="table-column">
      <style:table-column-properties style:column-width="4.454cm" style:rel-column-width="15991*"/>
    </style:style>
    <style:style style:name="Таблица2.C" style:family="table-column">
      <style:table-column-properties style:column-width="0.046cm" style:rel-column-width="164*"/>
    </style:style>
    <style:style style:name="Таблица2.D" style:family="table-column">
      <style:table-column-properties style:column-width="2cm" style:rel-column-width="7181*"/>
    </style:style>
    <style:style style:name="Таблица2.E" style:family="table-column">
      <style:table-column-properties style:column-width="0.044cm" style:rel-column-width="158*"/>
    </style:style>
    <style:style style:name="Таблица2.F" style:family="table-column">
      <style:table-column-properties style:column-width="1.956cm" style:rel-column-width="7023*"/>
    </style:style>
    <style:style style:name="Таблица2.H" style:family="table-column">
      <style:table-column-properties style:column-width="0.041cm" style:rel-column-width="145*"/>
    </style:style>
    <style:style style:name="Таблица2.I" style:family="table-column">
      <style:table-column-properties style:column-width="6.953cm" style:rel-column-width="24969*"/>
    </style:style>
    <style:style style:name="Таблица2.1" style:family="table-row">
      <style:table-row-properties fo:background-color="transparent" fo:keep-together="auto">
        <style:background-image/>
      </style:table-row-properties>
    </style:style>
    <style:style style:name="Таблица2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H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Таблица2.2" style:family="table-row">
      <style:table-row-properties fo:background-color="transparent">
        <style:background-image/>
      </style:table-row-properties>
    </style:style>
    <style:style style:name="Таблица2.D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A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4" style:family="table-row">
      <style:table-row-properties fo:keep-together="auto"/>
    </style:style>
    <style:style style:name="Таблица2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5" style:family="table-row">
      <style:table-row-properties fo:keep-together="auto"/>
    </style:style>
    <style:style style:name="Таблица2.A6" style:family="table-cell">
      <style:table-cell-properties fo:background-color="transparent" fo:padding="0.097cm" fo:border-left="none" fo:border-right="none" fo:border-top="0.5pt solid #000000" fo:border-bottom="none" style:writing-mode="page">
        <style:background-image/>
      </style:table-cell-properties>
    </style:style>
    <style:style style:name="P1" style:family="paragraph" style:parent-style-name="Standard">
      <loext:graphic-properties draw:fill-hatch-name="hatch"/>
      <style:paragraph-properties fo:margin-top="0.101cm" fo:margin-bottom="0cm" style:contextual-spacing="false" fo:line-height="115%" fo:text-align="start" style:justify-single-word="false"/>
      <style:text-properties style:font-name="Times New Roman" fo:font-weight="normal" officeooo:rsid="001b5e1c" officeooo:paragraph-rsid="0030236a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01824a8" officeooo:paragraph-rsid="001d372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language="ru" fo:country="RU" fo:font-style="normal" fo:text-shadow="none" style:text-underline-style="none" fo:font-weight="normal" officeooo:rsid="001824a8" officeooo:paragraph-rsid="001824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824a8" officeooo:paragraph-rsid="001824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9010d" officeooo:paragraph-rsid="001901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9010d" officeooo:paragraph-rsid="00252d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8pt" fo:language="ru" fo:country="RU" fo:font-style="normal" fo:text-shadow="none" style:text-underline-style="none" fo:font-weight="normal" officeooo:rsid="001b5e1c" officeooo:paragraph-rsid="001b5e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officeooo:paragraph-rsid="001d372e"/>
    </style:style>
    <style:style style:name="P13" style:family="paragraph" style:parent-style-name="Standard">
      <loext:graphic-properties draw:fill-gradient-name="gradient" draw:fill-hatch-name="hatch"/>
      <style:paragraph-properties fo:line-height="115%" fo:text-align="center" style:justify-single-word="false"/>
      <style:text-properties style:font-name="Arial" fo:font-weight="bold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font-weight="bold" officeooo:rsid="0014640e" officeooo:paragraph-rsid="0014640e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font-weight="bold" officeooo:rsid="0014640e" officeooo:paragraph-rsid="0023cdca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font-weight="bold" officeooo:rsid="0023cdca" officeooo:paragraph-rsid="0023cdca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language="ru" fo:country="RU" fo:font-weight="bold" officeooo:rsid="0017b57a" officeooo:paragraph-rsid="0017b57a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ru" fo:country="RU" fo:font-weight="bold" officeooo:rsid="0014f9ec" officeooo:paragraph-rsid="0014f9ec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officeooo:paragraph-rsid="0023cdca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officeooo:rsid="0030236a" officeooo:paragraph-rsid="0030236a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officeooo:rsid="001d372e" officeooo:paragraph-rsid="00326dc4" style:font-size-asian="11pt" style:font-size-complex="11pt"/>
    </style:style>
    <style:style style:name="P24" style:family="paragraph" style:parent-style-name="Обычный">
      <style:text-properties style:font-name="Arial" fo:font-size="10pt" officeooo:paragraph-rsid="0030236a" style:font-size-asian="10pt" style:font-name-complex="Arial"/>
    </style:style>
    <style:style style:name="P25" style:family="paragraph" style:parent-style-name="Standard">
      <loext:graphic-properties draw:fill-hatch-name="hatch"/>
      <style:paragraph-properties fo:margin-top="0.6cm" fo:margin-bottom="0cm" style:contextual-spacing="false" fo:line-height="115%" fo:text-align="start" style:justify-single-word="false"/>
      <style:text-properties officeooo:paragraph-rsid="001b5e1c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8d419" style:font-size-asian="11pt" style:font-weight-asian="bold" style:font-size-complex="11pt" style:font-weight-complex="bold"/>
    </style:style>
    <style:style style:name="T1" style:family="text">
      <style:text-properties officeooo:rsid="0017b57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Arial"/>
    </style:style>
    <style:style style:name="T4" style:family="text">
      <style:text-properties style:font-name="Arial" fo:font-size="10pt" officeooo:rsid="001d372e" style:font-size-asian="10pt" style:font-size-complex="10pt"/>
    </style:style>
    <style:style style:name="T5" style:family="text">
      <style:text-properties style:font-name="Arial" fo:font-size="8pt" fo:language="en" fo:country="US" fo:font-style="italic" style:font-size-asian="8pt" style:font-style-asian="italic" style:font-name-complex="Arial"/>
    </style:style>
    <style:style style:name="T6" style:family="text">
      <style:text-properties style:font-name="Arial" fo:font-size="8pt" fo:font-style="italic" style:font-size-asian="8pt" style:font-style-asian="italic" style:font-name-complex="Arial"/>
    </style:style>
    <style:style style:name="T7" style:family="text">
      <style:text-properties officeooo:rsid="00306e52"/>
    </style:style>
  </office:automatic-styles>
  <office:body>
    <office:text>
      <office:forms form:automatic-focus="false" form:apply-design-mode="false">
        <form:form form:name="Форма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m.num" text:name="py3o.m.num"/>
        <text:user-field-decl office:value-type="string" office:string-value="m.student_name" text:name="py3o.m.student_name"/>
        <text:user-field-decl office:value-type="string" office:string-value="cu.stud_group.year_print" text:name="py3o.cu.stud_group.year_print"/>
        <text:user-field-decl office:value-type="string" office:string-value="cu.stud_group.course" text:name="py3o.cu.stud_group.course"/>
        <text:user-field-decl office:value-type="string" office:string-value="cu.stud_group.semester" text:name="py3o.cu.stud_group.semester"/>
        <text:user-field-decl office:value-type="string" office:string-value="cu.stud_group.num" text:name="py3o.cu.stud_group.num"/>
        <text:user-field-decl office:value-type="string" office:string-value="cu.stud_group.specialty.name" text:name="py3o.cu.stud_group.specialty.name"/>
        <text:user-field-decl office:value-type="string" office:string-value="cu.stud_group.specialty.specialization" text:name="py3o.cu.stud_group.specialty.specialization"/>
        <text:user-field-decl office:value-type="string" office:string-value="cu.teacher.rank" text:name="py3o.cu.teacher.rank"/>
        <text:user-field-decl office:value-type="string" office:string-value="cu.teacher.full_name_short" text:name="py3o.cu.teacher.full_name_short"/>
        <text:user-field-decl office:value-type="string" office:string-value="cu.subject.name" text:name="py3o.cu.subject.name"/>
        <text:user-field-decl office:value-type="string" office:string-value="cu.mark_type_name" text:name="py3o.cu.mark_type_name"/>
        <text:user-field-decl office:value-type="string" office:string-value="m.student.full_name_short" text:name="py3o.m.student.full_name_short"/>
        <text:user-field-decl office:value-type="string" office:string-value="m.doc_attrs.att_mark_1" text:name="py3o.m.doc_attrs.att_mark_1"/>
        <text:user-field-decl office:value-type="string" office:string-value="m.doc_attrs.att_mark_2" text:name="py3o.m.doc_attrs.att_mark_2"/>
        <text:user-field-decl office:value-type="string" office:string-value="m.doc_attrs.att_mark_3" text:name="py3o.m.doc_attrs.att_mark_3"/>
        <text:user-field-decl office:value-type="string" office:string-value="cu.hours_att_1" text:name="py3o.cu.hours_att_1"/>
        <text:user-field-decl office:value-type="string" office:string-value="cu.hours_att_2" text:name="py3o.cu.hours_att_2"/>
        <text:user-field-decl office:value-type="string" office:string-value="cu.hours_att_3" text:name="py3o.cu.hours_att_3"/>
        <text:user-field-decl office:value-type="string" office:string-value="cu.hours" text:name="py3o.cu.hours"/>
        <text:user-field-decl office:value-type="string" office:string-value="cu.subject.code" text:name="py3o.cu.subject.code"/>
        <text:user-field-decl office:value-type="string" office:string-value="cu.subject_name_print" text:name="py3o.cu.subject_name_print"/>
        <text:user-field-decl office:value-type="string" office:string-value="cu.hours_sum" text:name="py3o.cu.hours_sum"/>
        <text:user-field-decl office:value-type="string" office:string-value="cu.stud_group.specialty.education_form_name" text:name="py3o.cu.stud_group.specialty.education_form_name"/>
        <text:user-field-decl office:value-type="string" office:string-value="cu.stud_group.specialty.faculty.name" text:name="py3o.cu.stud_group.specialty.faculty.name"/>
        <text:user-field-decl office:value-type="string" office:string-value="cu.stud_group.specialty.faculty.chief_title" text:name="py3o.cu.stud_group.specialty.faculty.chief_title"/>
        <text:user-field-decl office:value-type="string" office:string-value="cu.stud_group.specialty.faculty.chief.full_name_short" text:name="py3o.cu.stud_group.specialty.faculty.chief.full_name_short"/>
      </text:user-field-decls>
      <text:p text:style-name="P13">ВОРОНЕЖСКИЙ ГОСУДАРСТВЕННЫЙ УНИВЕРСИТЕТ</text:p>
      <text:p text:style-name="P13"><text:span text:style-name="T7">Ведомость промежуточной аттестации</text:span> 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TableLine2229962041488">
          <table:table-cell table:style-name="Таблица1.A1" table:number-columns-spanned="4" office:value-type="string">
            <text:p text:style-name="P26"><text:user-field-get text:name="py3o.cu.stud_group.specialty.faculty.name">cu.stud_group.specialty.faculty.name</text:user-field-get></text:p>
          </table:table-cell>
          <table:covered-table-cell/>
          <table:covered-table-cell/>
          <table:covered-table-cell/>
          <table:table-cell table:style-name="Таблица1.A1" office:value-type="string">
            <text:p text:style-name="P19">уч. год</text:p>
          </table:table-cell>
          <table:table-cell table:style-name="Таблица1.A1" office:value-type="string">
            <text:p text:style-name="P21"><text:user-field-get text:name="py3o.cu.stud_group.year_print">cu.stud_group.year_print</text:user-field-get></text:p>
          </table:table-cell>
        </table:table-row>
        <table:table-row table:style-name="TableLine2229962067600">
          <table:table-cell table:style-name="Таблица1.A1" office:value-type="string">
            <text:p text:style-name="P14">курс</text:p>
          </table:table-cell>
          <table:table-cell table:style-name="Таблица1.A1" office:value-type="string">
            <text:p text:style-name="P20"><text:user-field-get text:name="py3o.cu.stud_group.course">cu.stud_group.course</text:user-field-get></text:p>
          </table:table-cell>
          <table:table-cell table:style-name="Таблица1.A1" office:value-type="string">
            <text:p text:style-name="P17">семестр</text:p>
          </table:table-cell>
          <table:table-cell table:style-name="Таблица1.A1" office:value-type="string">
            <text:p text:style-name="P20"><text:user-field-get text:name="py3o.cu.stud_group.semester">cu.stud_group.semester</text:user-field-get></text:p>
          </table:table-cell>
          <table:table-cell table:style-name="Таблица1.A1" office:value-type="string">
            <text:p text:style-name="P15">группа</text:p>
          </table:table-cell>
          <table:table-cell table:style-name="Таблица1.A1" office:value-type="string">
            <text:p text:style-name="P20"><text:user-field-get text:name="py3o.cu.stud_group.num">cu.stud_group.num</text:user-field-get></text:p>
          </table:table-cell>
        </table:table-row>
        <table:table-row table:style-name="TableLine2229962054000">
          <table:table-cell table:style-name="Таблица1.A1" table:number-columns-spanned="2" office:value-type="string">
            <text:p text:style-name="P19"><text:span text:style-name="T1">направление / </text:span>специальность</text:p>
          </table:table-cell>
          <table:covered-table-cell/>
          <table:table-cell table:style-name="Таблица1.A1" table:number-columns-spanned="4" office:value-type="string">
            <text:p text:style-name="P20"><text:user-field-get text:name="py3o.cu.stud_group.specialty.name">cu.stud_group.specialty.name</text:user-field-get></text:p>
          </table:table-cell>
          <table:covered-table-cell/>
          <table:covered-table-cell/>
          <table:covered-table-cell/>
        </table:table-row>
        <table:table-row table:style-name="TableLine2229962065152">
          <table:table-cell table:style-name="Таблица1.A1" table:number-columns-spanned="2" office:value-type="string">
            <text:p text:style-name="P19"><text:span text:style-name="T1">с</text:span>пециализация / <text:span text:style-name="T1">профиль</text:span></text:p>
          </table:table-cell>
          <table:covered-table-cell/>
          <table:table-cell table:style-name="Таблица1.A1" table:number-columns-spanned="4" office:value-type="string">
            <text:p text:style-name="P20"><text:user-field-get text:name="py3o.cu.stud_group.specialty.specialization">cu.stud_group.specialty.specialization</text:user-field-get></text:p>
          </table:table-cell>
          <table:covered-table-cell/>
          <table:covered-table-cell/>
          <table:covered-table-cell/>
        </table:table-row>
        <table:table-row table:style-name="TableLine2229962059984">
          <table:table-cell table:style-name="Таблица1.A1" office:value-type="string">
            <text:p text:style-name="P16">ф/об</text:p>
          </table:table-cell>
          <table:table-cell table:style-name="Таблица1.A1" office:value-type="string">
            <text:p text:style-name="P22"><text:user-field-get text:name="py3o.cu.stud_group.specialty.education_form_name">cu.stud_group.specialty.education_form_name</text:user-field-get></text:p>
          </table:table-cell>
          <table:table-cell table:style-name="Таблица1.A1" office:value-type="string">
            <text:p text:style-name="P14">преподаватель</text:p>
          </table:table-cell>
          <table:table-cell table:style-name="Таблица1.A1" table:number-columns-spanned="3" office:value-type="string">
            <text:p text:style-name="P20"><text:user-field-get text:name="py3o.cu.teacher.rank">cu.teacher.rank</text:user-field-get><text:s/><text:user-field-get text:name="py3o.cu.teacher.full_name_short">cu.teacher.full_name_short</text:user-field-get></text:p>
          </table:table-cell>
          <table:covered-table-cell/>
          <table:covered-table-cell/>
        </table:table-row>
        <table:table-row table:style-name="TableLine2229962065424">
          <table:table-cell table:style-name="Таблица1.A1" office:value-type="string">
            <text:p text:style-name="P14">дисциплина</text:p>
          </table:table-cell>
          <table:table-cell table:style-name="Таблица1.A1" table:number-columns-spanned="5" office:value-type="string">
            <text:p text:style-name="P23"><text:user-field-get text:name="py3o.cu.subject_name_print">cu.subject_name_print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eLine2229962065696">
          <table:table-cell table:style-name="Таблица1.A1" office:value-type="string">
            <text:p text:style-name="P18">вид испытания</text:p>
          </table:table-cell>
          <table:table-cell table:style-name="Таблица1.A1" table:number-columns-spanned="5" office:value-type="string">
            <text:p text:style-name="P20"><text:user-field-get text:name="py3o.cu.mark_type_name">cu.mark_type_name</text:user-field-get></text:p>
          </table:table-cell>
          <table:covered-table-cell/>
          <table:covered-table-cell/>
          <table:covered-table-cell/>
          <table:covered-table-cell/>
        </table:table-row>
      </table:table>
      <table:table table:name="Таблица2" table:style-name="Таблица2" table:template-name="Default Style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D"/>
        <table:table-column table:style-name="Таблица2.H"/>
        <table:table-column table:style-name="Таблица2.I"/>
        <table:table-row table:style-name="Таблица2.1">
          <table:table-cell table:style-name="Таблица2.A1" table:number-rows-spanned="2" office:value-type="string">
            <text:p text:style-name="P3">№</text:p>
          </table:table-cell>
          <table:table-cell table:style-name="Таблица2.A1" table:number-rows-spanned="2" table:number-columns-spanned="2" office:value-type="string">
            <text:p text:style-name="P4">Фамилия имя отчество</text:p>
          </table:table-cell>
          <table:covered-table-cell/>
          <table:table-cell table:style-name="Таблица2.A1" table:number-columns-spanned="4" office:value-type="string">
            <text:p text:style-name="P5">этап</text:p>
          </table:table-cell>
          <table:covered-table-cell/>
          <table:covered-table-cell/>
          <table:covered-table-cell/>
          <table:table-cell table:style-name="Таблица2.H1" table:number-rows-spanned="2" table:number-columns-spanned="2" office:value-type="string">
            <text:p text:style-name="P6">Подпись преподавателя</text:p>
          </table:table-cell>
          <table:covered-table-cell/>
        </table:table-row>
        <table:table-row table:style-name="Таблица2.2">
          <table:covered-table-cell table:style-name="Таблица2.A1"/>
          <table:covered-table-cell table:style-name="Таблица2.A1"/>
          <table:covered-table-cell/>
          <table:table-cell table:style-name="Таблица2.D2" office:value-type="string">
            <text:p text:style-name="P4">1</text:p>
          </table:table-cell>
          <table:table-cell table:style-name="Таблица2.D2" table:number-columns-spanned="2" office:value-type="string">
            <text:p text:style-name="P4">2</text:p>
          </table:table-cell>
          <table:covered-table-cell/>
          <table:table-cell table:style-name="Таблица2.D2" office:value-type="string">
            <text:p text:style-name="P4">3</text:p>
          </table:table-cell>
          <table:covered-table-cell table:style-name="Таблица2.H1"/>
          <table:covered-table-cell/>
        </table:table-row>
        <table:table-row table:style-name="TableLine2229962067328">
          <table:table-cell table:style-name="Таблица2.A3" table:number-columns-spanned="9" office:value-type="string">
            <text:p text:style-name="P12"><text:a xlink:type="simple" xlink:href="py3o://for=%22m%20in%20att_marks%22" text:style-name="Internet_20_link" text:visited-style-name="Visited_20_Internet_20_Link"><text:span text:style-name="T4">for="m in att_mark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4">
          <table:table-cell table:style-name="Таблица2.A4" office:value-type="string">
            <text:p text:style-name="P7"><text:user-field-get text:name="py3o.m.num">m.num</text:user-field-get></text:p>
          </table:table-cell>
          <table:table-cell table:style-name="Таблица2.A4" table:number-columns-spanned="2" office:value-type="string">
            <text:p text:style-name="P7"><text:user-field-get text:name="py3o.m.student.full_name_short">m.student.full_name_short</text:user-field-get></text:p>
          </table:table-cell>
          <table:covered-table-cell/>
          <table:table-cell table:style-name="Таблица2.A4" office:value-type="string">
            <text:p text:style-name="P8"><text:user-field-get text:name="py3o.m.doc_attrs.att_mark_1">m.doc_attrs.att_mark_1</text:user-field-get></text:p>
          </table:table-cell>
          <table:table-cell table:style-name="Таблица2.A4" table:number-columns-spanned="2" office:value-type="string">
            <text:p text:style-name="P8"><text:user-field-get text:name="py3o.m.doc_attrs.att_mark_2">m.doc_attrs.att_mark_2</text:user-field-get></text:p>
          </table:table-cell>
          <table:covered-table-cell/>
          <table:table-cell table:style-name="Таблица2.A4" office:value-type="string">
            <text:p text:style-name="P8"><text:user-field-get text:name="py3o.m.doc_attrs.att_mark_3">m.doc_attrs.att_mark_3</text:user-field-get></text:p>
          </table:table-cell>
          <table:table-cell table:style-name="Таблица2.A3" table:number-columns-spanned="2" office:value-type="string">
            <text:p text:style-name="P7"/>
          </table:table-cell>
          <table:covered-table-cell/>
        </table:table-row>
        <table:table-row table:style-name="Таблица2.5">
          <table:table-cell table:style-name="Таблица2.A3" table:number-columns-spanned="9" office:value-type="string">
            <text:p text:style-name="P2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229962068416">
          <table:table-cell table:style-name="Таблица2.A6" table:number-columns-spanned="2" office:value-type="string">
            <text:p text:style-name="P9">трудоёмкость</text:p>
          </table:table-cell>
          <table:covered-table-cell/>
          <table:table-cell table:style-name="Таблица2.A6" table:number-columns-spanned="3" office:value-type="string">
            <text:p text:style-name="P10"><text:user-field-get text:name="py3o.cu.hours_att_1">cu.hours_att_1</text:user-field-get></text:p>
          </table:table-cell>
          <table:covered-table-cell/>
          <table:covered-table-cell/>
          <table:table-cell table:style-name="Таблица2.A6" office:value-type="string">
            <text:p text:style-name="P10"><text:user-field-get text:name="py3o.cu.hours_att_2">cu.hours_att_2</text:user-field-get></text:p>
          </table:table-cell>
          <table:table-cell table:style-name="Таблица2.A6" table:number-columns-spanned="2" office:value-type="string">
            <text:p text:style-name="P10"><text:user-field-get text:name="py3o.cu.hours_att_3">cu.hours_att_3</text:user-field-get></text:p>
          </table:table-cell>
          <table:covered-table-cell/>
          <table:table-cell table:style-name="Таблица2.A6" office:value-type="string">
            <text:p text:style-name="P11"/>
          </table:table-cell>
        </table:table-row>
      </table:table>
      <text:p text:style-name="P25">ОБЩАЯ ТРУДОЁМКОСТЬ ЗА СЕМЕСТР <text:span text:style-name="T2"><text:user-field-get text:name="py3o.cu.hours_sum">cu.hours_sum</text:user-field-get></text:span></text:p>
      <text:p text:style-name="P24"><text:user-field-get text:name="py3o.cu.stud_group.specialty.faculty.chief_title">cu.stud_group.specialty.faculty.chief_title</text:user-field-get><text:s/>_______________ / <text:user-field-get text:name="py3o.cu.stud_group.specialty.faculty.chief.full_name_short">cu.stud_group.specialty.faculty.chief.full_name_short</text:user-field-get></text:p>
      <text:p text:style-name="P1"><text:span text:style-name="Основной_20_шрифт_20_абзаца"><text:span text:style-name="T5"><text:tab/><text:tab/><text:tab/>(</text:span></text:span><text:span text:style-name="Основной_20_шрифт_20_абзаца"><text:span text:style-name="T6">подпись</text:span></text:span><text:span text:style-name="Основной_20_шрифт_20_абзаца"><text:span text:style-name="T5">)</text:span></text:span><text:span text:style-name="T3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" style:family="paragraph">
      <style:paragraph-properties fo:hyphenation-ladder-count="no-limit"/>
      <style:text-properties fo:font-size="12pt" style:font-size-asian="12pt" style:font-size-complex="12pt" fo:hyphenate="false" fo:hyphenation-remain-char-count="2" fo:hyphenation-push-char-count="2" loext:hyphenation-no-caps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2cm" fo:margin-right="0.7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23:08:44.479000000</meta:creation-date>
    <meta:generator>LibreOffice/7.2.2.2$Windows_X86_64 LibreOffice_project/02b2acce88a210515b4a5bb2e46cbfb63fe97d56</meta:generator>
    <dc:date>2025-01-06T14:16:09.556000000</dc:date>
    <meta:editing-duration>PT3H49M5S</meta:editing-duration>
    <meta:editing-cycles>24</meta:editing-cycles>
    <meta:document-statistic meta:table-count="2" meta:image-count="0" meta:object-count="0" meta:page-count="1" meta:paragraph-count="44" meta:word-count="67" meta:character-count="889" meta:non-whitespace-character-count="862"/>
  </office:meta>
</office:document-meta>
</file>